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86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77" draw:master-page-name="Master1-Layout7-blank-Em-Branco" presentation:presentation-page-layout-name="Master1-PPL7" draw:id="Slide-256">
        <draw:frame draw:id="id85" presentation:style-name="a581" draw:name="Título 1" svg:x="1.73228in" svg:y="0.48688in" svg:width="8.73976in" svg:height="0.55537in" presentation:class="title" presentation:placeholder="false">
          <draw:text-box>
            <text:p text:style-name="a580" text:class-names="" text:cond-style-name=""><text:span text:style-name="a578" text:class-names="">Pesquisa Binária Recursiva</text:span><text:span text:style-name="a579" text:class-names=""/></text:p>
          </draw:text-box>
          <svg:title/>
          <svg:desc/>
        </draw:frame>
        <draw:frame draw:id="id86" presentation:style-name="a582" draw:name="Espaço Reservado para Texto 2" svg:x="1.41732in" svg:y="1.45039in" svg:width="9.05512in" svg:height="4.19764in" presentation:class="outline" presentation:placeholder="true">
          <draw:text-box/>
          <svg:title/>
          <svg:desc/>
        </draw:frame>
        <presentation:notes draw:style-name="a588">
          <draw:frame draw:id="id87" draw:style-name="a585" draw:name="Espaço Reservado para Número de Slide 6" svg:x="4.67953in" svg:y="11.10827in" svg:width="3.5878in" svg:height="0.58425in">
            <draw:text-box>
              <text:p text:style-name="a584" text:class-names="" text:cond-style-name=""><text:span text:style-name="a58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88" presentation:style-name="a586" draw:name="Espaço Reservado para Imagem de Slide 1">
            <svg:title/>
            <svg:desc/>
          </draw:page-thumbnail>
          <draw:frame draw:id="id89" presentation:style-name="a587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589" draw:master-page-name="Master1-Layout7-blank-Em-Branco" presentation:presentation-page-layout-name="Master1-PPL7" draw:id="Slide-257"/>
      <draw:page draw:name="Slide3" draw:style-name="a590" draw:master-page-name="Master1-Layout7-blank-Em-Branco" presentation:presentation-page-layout-name="Master1-PPL7" draw:id="Slide-258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2" style:display-name="Título e Conteúdo">
      <presentation:placeholder presentation:object="title" svg:x="1.73228in" svg:y="0.24685in" svg:width="8.73976in" svg:height="1.03543in"/>
      <presentation:placeholder presentation:object="object" svg:x="1.41732in" svg:y="1.45039in" svg:width="9.05512in" svg:height="4.19764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3" style:display-name="Cabeçalho da Seção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4" style:display-name="Duas Partes de Conteúdo">
      <presentation:placeholder presentation:object="title" svg:x="1.73228in" svg:y="0.24685in" svg:width="8.73976in" svg:height="1.03543in"/>
      <presentation:placeholder presentation:object="object" svg:x="1.41667in" svg:y="1.44965in" svg:width="4.44444in" svg:height="4.19792in"/>
      <presentation:placeholder presentation:object="object" svg:x="6.02778in" svg:y="1.44965in" svg:width="4.44444in" svg:height="4.19792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5" style:display-name="Comparaçã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6" style:display-name="Somente Título">
      <presentation:placeholder presentation:object="title" svg:x="1.73228in" svg:y="0.24685in" svg:width="8.73976in" svg:height="1.03543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7" style:display-name="Em Branco"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8" style:display-name="Conteúdo com Legend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9" style:display-name="Imagem com Legend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10" style:display-name="Título e Texto Vertical">
      <presentation:placeholder presentation:object="title" svg:x="1.73228in" svg:y="0.24685in" svg:width="8.73976in" svg:height="1.03543in"/>
      <presentation:placeholder presentation:object="outline" svg:x="1.41732in" svg:y="1.45039in" svg:width="9.05512in" svg:height="4.19764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presentation-page-layout style:name="Master1-PPL11" style:display-name="Texto e Título Vertical">
      <presentation:placeholder presentation:object="title" svg:x="8.20833in" svg:y="0.24653in" svg:width="2.26389in" svg:height="5.40104in"/>
      <presentation:placeholder presentation:object="outline" svg:x="1.41667in" svg:y="0.24653in" svg:width="6.625in" svg:height="5.40104in"/>
      <presentation:placeholder presentation:object="date-time" svg:x="0.55118in" svg:y="5.64803in" svg:width="2.56811in" svg:height="0.42756in"/>
      <presentation:placeholder presentation:object="footer" svg:x="3.77008in" svg:y="5.64803in" svg:width="3.49409in" svg:height="0.42756in"/>
      <presentation:placeholder presentation:object="page-number" svg:x="7.90394in" svg:y="5.64803in" svg:width="2.56811in" svg:height="0.427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466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text" style:name="a373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text" style:name="a516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45982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swiss" style:font-pitch="variable" style:font-pitch-asian="variable" style:font-pitch-complex="variable" fo:font-size="0.45833in" style:font-size-asian="0.45833in" style:font-size-complex="0.458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draw:style-name="a1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1" presentation:style-name="a4" draw:name="Espaço Reservado para Título 2" svg:x="1.73228in" svg:y="0.24685in" svg:width="8.73976in" svg:height="1.03543in" presentation:class="title" presentation:placeholder="false">
        <draw:text-box>
          <text:p text:style-name="a3" text:class-names="" text:cond-style-name=""><text:span text:style-name="a2" text:class-names="">Clique para editar o formato do texto do título</text:span></text:p>
        </draw:text-box>
        <svg:title/>
        <svg:desc/>
      </draw:frame>
      <draw:frame draw:id="id2" presentation:style-name="a21" draw:name="Espaço Reservado para Texto 3" svg:x="1.41732in" svg:y="1.45039in" svg:width="9.05512in" svg:height="4.1976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Espaço Reservado para Data 4" svg:x="0.55118in" svg:y="5.64803in" svg:width="2.56811in" svg:height="0.4275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Espaço Reservado para Rodapé 5" svg:x="3.77008in" svg:y="5.64803in" svg:width="3.49409in" svg:height="0.4275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Espaço Reservado para Número de Slide 6" svg:x="7.90394in" svg:y="5.64803in" svg:width="2.56811in" svg:height="0.4275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Espaço Reservado para Imagem de Slide 1">
          <svg:title/>
          <svg:desc/>
        </draw:page-thumbnail>
        <draw:frame draw:id="id7" presentation:style-name="a34" draw:name="Espaço Reservado para Anotaçõ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Espaço Reservado para Cabeçalh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Espaço Reservado para Dat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Espaço Reservado para Rodapé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Espaço Reservado para Número de Slid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8">
      <draw:frame draw:id="id12" draw:layer="Master1-bg" draw:style-name="a49" draw:name="Imagem 6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13" presentation:style-name="a53" draw:name="Título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que para editar o título Mestre</text:span><text:span text:style-name="a51" text:class-names=""/></text:p>
        </draw:text-box>
        <svg:title/>
        <svg:desc/>
      </draw:frame>
      <draw:frame draw:id="id14" presentation:style-name="a57" draw:name="Subtítulo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que para editar o estilo do subtítulo Mestre</text:span><text:span text:style-name="a55" text:class-names=""/></text:p>
        </draw:text-box>
        <svg:title/>
        <svg:desc/>
      </draw:frame>
      <draw:frame draw:id="id15" presentation:style-name="a60" draw:name="Espaço Reservado para Data 3" svg:x="0.55118in" svg:y="5.64803in" svg:width="2.56811in" svg:height="0.42756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Espaço Reservado para Rodapé 4" svg:x="3.77008in" svg:y="5.64803in" svg:width="3.49409in" svg:height="0.42756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Espaço Reservado para Número de Slide 5" svg:x="7.90394in" svg:y="5.64803in" svg:width="2.56811in" svg:height="0.42756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Espaço Reservado para Imagem de Slide 1">
          <svg:title/>
          <svg:desc/>
        </draw:page-thumbnail>
        <draw:frame draw:id="id7" presentation:style-name="a71" draw:name="Espaço Reservado para Anotaçõe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Espaço Reservado para Cabeçalho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Espaço Reservado para Data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Espaço Reservado para Rodapé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Espaço Reservado para Número de Slid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5">
      <draw:frame draw:id="id18" draw:layer="Master1-bg" draw:style-name="a86" draw:name="Imagem 6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19" presentation:style-name="a90" draw:name="Título 1" svg:x="1.73228in" svg:y="0.24685in" svg:width="8.73976in" svg:height="1.03543in" presentation:class="title" presentation:placeholder="false">
        <draw:text-box>
          <text:p text:style-name="a89" text:class-names="" text:cond-style-name=""><text:span text:style-name="a87" text:class-names="">Clique para editar o título Mestre</text:span><text:span text:style-name="a88" text:class-names=""/></text:p>
        </draw:text-box>
        <svg:title/>
        <svg:desc/>
      </draw:frame>
      <draw:frame draw:id="id20" presentation:style-name="a106" draw:name="Espaço Reservado para Conteúdo 2" svg:x="1.41732in" svg:y="1.45039in" svg:width="9.05512in" svg:height="4.19764in" presentation:class="object" presentation:placeholder="false">
        <draw:text-box>
          <text:p text:style-name="a92" text:class-names="" text:cond-style-name=""><text:span text:style-name="a91" text:class-names="">Clique para editar os estilos de texto Mestr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gundo ní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Quinto ní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Espaço Reservado para Data 3" svg:x="0.55118in" svg:y="5.64803in" svg:width="2.56811in" svg:height="0.42756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Espaço Reservado para Rodapé 4" svg:x="3.77008in" svg:y="5.64803in" svg:width="3.49409in" svg:height="0.42756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Espaço Reservado para Número de Slide 5" svg:x="7.90394in" svg:y="5.64803in" svg:width="2.56811in" svg:height="0.42756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Espaço Reservado para Imagem de Slide 1">
          <svg:title/>
          <svg:desc/>
        </draw:page-thumbnail>
        <draw:frame draw:id="id7" presentation:style-name="a120" draw:name="Espaço Reservado para Anotaçõe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ço Reservado para Cabeçalho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ço Reservado para Data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ço Reservado para Rodapé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Espaço Reservado para Número de Slide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4">
      <draw:frame draw:id="id24" draw:layer="Master1-bg" draw:style-name="a135" draw:name="Imagem 6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25" presentation:style-name="a139" draw:name="Título 1" svg:x="0.75174in" svg:y="1.54688in" svg:width="9.50868in" svg:height="2.57812in" presentation:class="title" presentation:placeholder="false">
        <draw:text-box>
          <text:p text:style-name="a138" text:class-names="" text:cond-style-name=""><text:span text:style-name="a136" text:class-names="">Clique para editar o título Mestre</text:span><text:span text:style-name="a137" text:class-names=""/></text:p>
        </draw:text-box>
        <svg:title/>
        <svg:desc/>
      </draw:frame>
      <draw:frame draw:id="id26" presentation:style-name="a143" draw:name="Espaço Reservado para Texto 2" svg:x="0.75174in" svg:y="4.14931in" svg:width="9.50868in" svg:height="1.35764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 para editar os estilos de texto Mestres</text:span></text:p>
            </text:list-item>
          </text:list>
        </draw:text-box>
        <svg:title/>
        <svg:desc/>
      </draw:frame>
      <draw:frame draw:id="id27" presentation:style-name="a146" draw:name="Espaço Reservado para Data 3" svg:x="0.55118in" svg:y="5.64803in" svg:width="2.56811in" svg:height="0.42756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Espaço Reservado para Rodapé 4" svg:x="3.77008in" svg:y="5.64803in" svg:width="3.49409in" svg:height="0.42756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Espaço Reservado para Número de Slide 5" svg:x="7.90394in" svg:y="5.64803in" svg:width="2.56811in" svg:height="0.42756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Espaço Reservado para Imagem de Slide 1">
          <svg:title/>
          <svg:desc/>
        </draw:page-thumbnail>
        <draw:frame draw:id="id7" presentation:style-name="a157" draw:name="Espaço Reservado para Anotações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Espaço Reservado para Cabeçalho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Espaço Reservado para Data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Espaço Reservado para Rodapé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Espaço Reservado para Número de Slide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71">
      <draw:frame draw:id="id30" draw:layer="Master1-bg" draw:style-name="a172" draw:name="Imagem 7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31" presentation:style-name="a176" draw:name="Título 1" svg:x="1.73228in" svg:y="0.24685in" svg:width="8.73976in" svg:height="1.03543in" presentation:class="title" presentation:placeholder="false">
        <draw:text-box>
          <text:p text:style-name="a175" text:class-names="" text:cond-style-name=""><text:span text:style-name="a173" text:class-names="">Clique para editar o título Mestre</text:span><text:span text:style-name="a174" text:class-names=""/></text:p>
        </draw:text-box>
        <svg:title/>
        <svg:desc/>
      </draw:frame>
      <draw:frame draw:id="id32" presentation:style-name="a192" draw:name="Espaço Reservado para Conteúdo 2" svg:x="1.41667in" svg:y="1.44965in" svg:width="4.44444in" svg:height="4.19792in" presentation:class="object" presentation:placeholder="false">
        <draw:text-box>
          <text:p text:style-name="a178" text:class-names="" text:cond-style-name=""><text:span text:style-name="a177" text:class-names="">Clique para editar os estilos de texto Mestr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í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í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Espaço Reservado para Conteúdo 3" svg:x="6.02778in" svg:y="1.44965in" svg:width="4.44444in" svg:height="4.19792in" presentation:class="object" presentation:placeholder="false">
        <draw:text-box>
          <text:p text:style-name="a194" text:class-names="" text:cond-style-name=""><text:span text:style-name="a193" text:class-names="">Clique para editar os estilos de texto Mestr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gundo ní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Quinto ní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Espaço Reservado para Data 4" svg:x="0.55118in" svg:y="5.64803in" svg:width="2.56811in" svg:height="0.42756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Espaço Reservado para Rodapé 5" svg:x="3.77008in" svg:y="5.64803in" svg:width="3.49409in" svg:height="0.42756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Espaço Reservado para Número de Slide 6" svg:x="7.90394in" svg:y="5.64803in" svg:width="2.56811in" svg:height="0.42756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Espaço Reservado para Imagem de Slide 1">
          <svg:title/>
          <svg:desc/>
        </draw:page-thumbnail>
        <draw:frame draw:id="id7" presentation:style-name="a222" draw:name="Espaço Reservado para Anotaçõe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Espaço Reservado para Cabeçalho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Espaço Reservado para Data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Espaço Reservado para Rodapé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Espaço Reservado para Número de Slide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36">
      <draw:frame draw:id="id37" draw:layer="Master1-bg" draw:style-name="a237" draw:name="Imagem 9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38" presentation:style-name="a241" draw:name="Título 1" svg:x="0.75868in" svg:y="0.32986in" svg:width="9.50868in" svg:height="1.19965in" presentation:class="title" presentation:placeholder="false">
        <draw:text-box>
          <text:p text:style-name="a240" text:class-names="" text:cond-style-name=""><text:span text:style-name="a238" text:class-names="">Clique para editar o título Mestre</text:span><text:span text:style-name="a239" text:class-names=""/></text:p>
        </draw:text-box>
        <svg:title/>
        <svg:desc/>
      </draw:frame>
      <draw:frame draw:id="id39" presentation:style-name="a245" draw:name="Espaço Reservado para Texto 2" svg:x="0.75868in" svg:y="1.52083in" svg:width="4.66493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que para editar os estilos de texto Mestres</text:span></text:p>
            </text:list-item>
          </text:list>
        </draw:text-box>
        <svg:title/>
        <svg:desc/>
      </draw:frame>
      <draw:frame draw:id="id40" presentation:style-name="a261" draw:name="Espaço Reservado para Conteúdo 3" svg:x="0.75868in" svg:y="2.26563in" svg:width="4.66493in" svg:height="3.3316in" presentation:class="object" presentation:placeholder="false">
        <draw:text-box>
          <text:p text:style-name="a247" text:class-names="" text:cond-style-name=""><text:span text:style-name="a246" text:class-names="">Clique para editar os estilos de texto Mestr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gundo ní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Quinto ní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Espaço Reservado para Texto 4" svg:x="5.5816in" svg:y="1.52083in" svg:width="4.68576in" svg:height="0.74479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 para editar os estilos de texto Mestres</text:span></text:p>
            </text:list-item>
          </text:list>
        </draw:text-box>
        <svg:title/>
        <svg:desc/>
      </draw:frame>
      <draw:frame draw:id="id42" presentation:style-name="a281" draw:name="Espaço Reservado para Conteúdo 5" svg:x="5.5816in" svg:y="2.26563in" svg:width="4.68576in" svg:height="3.3316in" presentation:class="object" presentation:placeholder="false">
        <draw:text-box>
          <text:p text:style-name="a267" text:class-names="" text:cond-style-name=""><text:span text:style-name="a266" text:class-names="">Clique para editar os estilos de texto Mestr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gundo ní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Quinto ní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Espaço Reservado para Data 6" svg:x="0.55118in" svg:y="5.64803in" svg:width="2.56811in" svg:height="0.42756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Espaço Reservado para Rodapé 7" svg:x="3.77008in" svg:y="5.64803in" svg:width="3.49409in" svg:height="0.42756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Espaço Reservado para Número de Slide 8" svg:x="7.90394in" svg:y="5.64803in" svg:width="2.56811in" svg:height="0.42756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Espaço Reservado para Imagem de Slide 1">
          <svg:title/>
          <svg:desc/>
        </draw:page-thumbnail>
        <draw:frame draw:id="id7" presentation:style-name="a295" draw:name="Espaço Reservado para Anotações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Espaço Reservado para Cabeçalho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Espaço Reservado para Data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Espaço Reservado para Rodapé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Espaço Reservado para Número de Slide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09">
      <draw:frame draw:id="id46" draw:layer="Master1-bg" draw:style-name="a310" draw:name="Imagem 5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47" presentation:style-name="a314" draw:name="Título 1" svg:x="1.73228in" svg:y="0.24685in" svg:width="8.73976in" svg:height="1.03543in" presentation:class="title" presentation:placeholder="false">
        <draw:text-box>
          <text:p text:style-name="a313" text:class-names="" text:cond-style-name=""><text:span text:style-name="a311" text:class-names="">Clique para editar o título Mestre</text:span><text:span text:style-name="a312" text:class-names=""/></text:p>
        </draw:text-box>
        <svg:title/>
        <svg:desc/>
      </draw:frame>
      <draw:frame draw:id="id48" presentation:style-name="a317" draw:name="Espaço Reservado para Data 2" svg:x="0.55118in" svg:y="5.64803in" svg:width="2.56811in" svg:height="0.42756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Espaço Reservado para Rodapé 3" svg:x="3.77008in" svg:y="5.64803in" svg:width="3.49409in" svg:height="0.42756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Espaço Reservado para Número de Slide 4" svg:x="7.90394in" svg:y="5.64803in" svg:width="2.56811in" svg:height="0.42756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Espaço Reservado para Imagem de Slide 1">
          <svg:title/>
          <svg:desc/>
        </draw:page-thumbnail>
        <draw:frame draw:id="id7" presentation:style-name="a328" draw:name="Espaço Reservado para Anotaçõe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Espaço Reservado para Cabeçalh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Espaço Reservado para Dat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Espaço Reservado para Rodapé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Espaço Reservado para Número de Slide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42">
      <draw:frame draw:id="id51" draw:layer="Master1-bg" draw:style-name="a343" draw:name="Imagem 4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52" presentation:style-name="a346" draw:name="Espaço Reservado para Data 1" svg:x="0.55118in" svg:y="5.64803in" svg:width="2.56811in" svg:height="0.42756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Espaço Reservado para Rodapé 2" svg:x="3.77008in" svg:y="5.64803in" svg:width="3.49409in" svg:height="0.42756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Espaço Reservado para Número de Slide 3" svg:x="7.90394in" svg:y="5.64803in" svg:width="2.56811in" svg:height="0.42756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Espaço Reservado para Imagem de Slide 1">
          <svg:title/>
          <svg:desc/>
        </draw:page-thumbnail>
        <draw:frame draw:id="id7" presentation:style-name="a357" draw:name="Espaço Reservado para Anotações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Espaço Reservado para Cabeçalho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Espaço Reservado para Data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Espaço Reservado para Rodapé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Espaço Reservado para Número de Slide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71">
      <draw:frame draw:id="id55" draw:layer="Master1-bg" draw:style-name="a372" draw:name="Imagem 7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56" presentation:style-name="a376" draw:name="Título 1" svg:x="0.75868in" svg:y="0.41319in" svg:width="3.55556in" svg:height="1.44792in" presentation:class="title" presentation:placeholder="false">
        <draw:text-box>
          <text:p text:style-name="a375" text:class-names="" text:cond-style-name=""><text:span text:style-name="a373" text:class-names="">Clique para editar o título Mestre</text:span><text:span text:style-name="a374" text:class-names=""/></text:p>
        </draw:text-box>
        <svg:title/>
        <svg:desc/>
      </draw:frame>
      <draw:frame draw:id="id57" presentation:style-name="a392" draw:name="Espaço Reservado para Conteúdo 2" svg:x="4.6875in" svg:y="0.89236in" svg:width="5.57986in" svg:height="4.40799in" presentation:class="object" presentation:placeholder="false">
        <draw:text-box>
          <text:p text:style-name="a378" text:class-names="" text:cond-style-name=""><text:span text:style-name="a377" text:class-names="">Clique para editar os estilos de texto Mestr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gundo ní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Quinto ní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Espaço Reservado para Texto 3" svg:x="0.75868in" svg:y="1.86111in" svg:width="3.55556in" svg:height="3.44618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que para editar os estilos de texto Mestres</text:span></text:p>
            </text:list-item>
          </text:list>
        </draw:text-box>
        <svg:title/>
        <svg:desc/>
      </draw:frame>
      <draw:frame draw:id="id59" presentation:style-name="a399" draw:name="Espaço Reservado para Data 4" svg:x="0.55118in" svg:y="5.64803in" svg:width="2.56811in" svg:height="0.42756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Espaço Reservado para Rodapé 5" svg:x="3.77008in" svg:y="5.64803in" svg:width="3.49409in" svg:height="0.42756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Espaço Reservado para Número de Slide 6" svg:x="7.90394in" svg:y="5.64803in" svg:width="2.56811in" svg:height="0.42756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Espaço Reservado para Imagem de Slide 1">
          <svg:title/>
          <svg:desc/>
        </draw:page-thumbnail>
        <draw:frame draw:id="id7" presentation:style-name="a410" draw:name="Espaço Reservado para Anotações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Espaço Reservado para Cabeçalho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Espaço Reservado para Data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Espaço Reservado para Rodapé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Espaço Reservado para Número de Slide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24">
      <draw:frame draw:id="id62" draw:layer="Master1-bg" draw:style-name="a425" draw:name="Imagem 7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63" presentation:style-name="a429" draw:name="Título 1" svg:x="0.75868in" svg:y="0.41319in" svg:width="3.55556in" svg:height="1.44792in" presentation:class="title" presentation:placeholder="false">
        <draw:text-box>
          <text:p text:style-name="a428" text:class-names="" text:cond-style-name=""><text:span text:style-name="a426" text:class-names="">Clique para editar o título Mestre</text:span><text:span text:style-name="a427" text:class-names=""/></text:p>
        </draw:text-box>
        <svg:title/>
        <svg:desc/>
      </draw:frame>
      <draw:frame draw:id="id64" presentation:style-name="a432" draw:name="Espaço Reservado para Imagem 2" svg:x="4.6875in" svg:y="0.89236in" svg:width="5.57986in" svg:height="4.40799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Espaço Reservado para Texto 3" svg:x="0.75868in" svg:y="1.86111in" svg:width="3.55556in" svg:height="3.44618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 para editar os estilos de texto Mestres</text:span></text:p>
            </text:list-item>
          </text:list>
        </draw:text-box>
        <svg:title/>
        <svg:desc/>
      </draw:frame>
      <draw:frame draw:id="id66" presentation:style-name="a439" draw:name="Espaço Reservado para Data 4" svg:x="0.55118in" svg:y="5.64803in" svg:width="2.56811in" svg:height="0.42756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Espaço Reservado para Rodapé 5" svg:x="3.77008in" svg:y="5.64803in" svg:width="3.49409in" svg:height="0.42756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Espaço Reservado para Número de Slide 6" svg:x="7.90394in" svg:y="5.64803in" svg:width="2.56811in" svg:height="0.42756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Espaço Reservado para Imagem de Slide 1">
          <svg:title/>
          <svg:desc/>
        </draw:page-thumbnail>
        <draw:frame draw:id="id7" presentation:style-name="a450" draw:name="Espaço Reservado para Anotações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Espaço Reservado para Cabeçalho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Espaço Reservado para Data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Espaço Reservado para Rodapé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Espaço Reservado para Número de Slide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64">
      <draw:frame draw:id="id69" draw:layer="Master1-bg" draw:style-name="a465" draw:name="Imagem 6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70" presentation:style-name="a469" draw:name="Título 1" svg:x="1.73228in" svg:y="0.24685in" svg:width="8.73976in" svg:height="1.03543in" presentation:class="title" presentation:placeholder="false">
        <draw:text-box>
          <text:p text:style-name="a468" text:class-names="" text:cond-style-name=""><text:span text:style-name="a466" text:class-names="">Clique para editar o título Mestre</text:span><text:span text:style-name="a467" text:class-names=""/></text:p>
        </draw:text-box>
        <svg:title/>
        <svg:desc/>
      </draw:frame>
      <draw:frame draw:id="id71" presentation:style-name="a486" draw:name="Espaço Reservado para Texto Vertical 2" svg:x="1.41732in" svg:y="1.45039in" svg:width="9.05512in" svg:height="4.1976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 para editar os estilos de texto Mestr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gundo ní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Quinto ní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Espaço Reservado para Data 3" svg:x="0.55118in" svg:y="5.64803in" svg:width="2.56811in" svg:height="0.42756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Espaço Reservado para Rodapé 4" svg:x="3.77008in" svg:y="5.64803in" svg:width="3.49409in" svg:height="0.42756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Espaço Reservado para Número de Slide 5" svg:x="7.90394in" svg:y="5.64803in" svg:width="2.56811in" svg:height="0.42756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Espaço Reservado para Imagem de Slide 1">
          <svg:title/>
          <svg:desc/>
        </draw:page-thumbnail>
        <draw:frame draw:id="id7" presentation:style-name="a500" draw:name="Espaço Reservado para Anotações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Espaço Reservado para Cabeçalho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Espaço Reservado para Data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Espaço Reservado para Rodapé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Espaço Reservado para Número de Slide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14">
      <draw:frame draw:id="id75" draw:layer="Master1-bg" draw:style-name="a515" draw:name="Imagem 6" svg:x="0in" svg:y="0.00039in" svg:width="8.77598in" svg:height="6.20039in" style:rel-width="scale" style:rel-height="scale">
        <draw:image xlink:href="media/image1.jpg" xlink:type="simple" xlink:show="embed" xlink:actuate="onLoad"/>
        <svg:title/>
        <svg:desc/>
      </draw:frame>
      <draw:frame draw:id="id76" presentation:style-name="a519" draw:name="Título Vertical 1" svg:x="8.20833in" svg:y="0.24653in" svg:width="2.26389in" svg:height="5.40104in" presentation:class="title" presentation:placeholder="false">
        <draw:text-box>
          <text:p text:style-name="a518" text:class-names="" text:cond-style-name=""><text:span text:style-name="a516" text:class-names="">Clique para editar o título Mestre</text:span><text:span text:style-name="a517" text:class-names=""/></text:p>
        </draw:text-box>
        <svg:title/>
        <svg:desc/>
      </draw:frame>
      <draw:frame draw:id="id77" presentation:style-name="a536" draw:name="Espaço Reservado para Texto Vertical 2" svg:x="1.41667in" svg:y="0.24653in" svg:width="6.625in" svg:height="5.4010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 para editar os estilos de texto Mestr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gundo ní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Quinto ní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Espaço Reservado para Data 3" svg:x="0.55118in" svg:y="5.64803in" svg:width="2.56811in" svg:height="0.42756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Espaço Reservado para Rodapé 4" svg:x="3.77008in" svg:y="5.64803in" svg:width="3.49409in" svg:height="0.42756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Espaço Reservado para Número de Slide 5" svg:x="7.90394in" svg:y="5.64803in" svg:width="2.56811in" svg:height="0.42756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Espaço Reservado para Imagem de Slide 1">
          <svg:title/>
          <svg:desc/>
        </draw:page-thumbnail>
        <draw:frame draw:id="id7" presentation:style-name="a550" draw:name="Espaço Reservado para Anotações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Espaço Reservado para Cabeçalho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Espaço Reservado para Data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Espaço Reservado para Rodapé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Espaço Reservado para Número de Slide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81" presentation:style-name="a567" draw:name="Espaço Reservado para Cabeçalho 1" svg:x="0in" svg:y="0in" svg:width="3.5878in" svg:height="0.58425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82" presentation:style-name="a570" draw:name="Espaço Reservado para Data 2" svg:x="4.67953in" svg:y="0in" svg:width="3.5878in" svg:height="0.58425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83" presentation:style-name="a573" draw:name="Espaço Reservado para Rodapé 3" svg:x="0in" svg:y="11.10827in" svg:width="3.5878in" svg:height="0.584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84" presentation:style-name="a576" draw:name="Espaço Reservado para Número de Slide 4" svg:x="4.67953in" svg:y="11.10827in" svg:width="3.5878in" svg:height="0.58425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esquisa Binária Recursiva</dc:title>
    <dc:creator>Henrique Antonio Buzin Vargas</dc:creator>
    <meta:creation-date>2017-07-04T15:55:48Z</meta:creation-date>
    <dc:date>2019-12-06T13:08:39Z</dc:date>
    <meta:editing-cycles>5</meta:editing-cycles>
    <meta:editing-duration>PT2105S</meta:editing-duration>
    <meta:document-statistic meta:paragraph-count="2" meta:word-count="4"/>
  </office:meta>
</office:document-meta>
</file>